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 style:list-style-name="L2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 style:list-style-name="L3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>
      <style:paragraph-properties fo:margin-left="0.2602in" fo:margin-right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6" style:family="paragraph" style:parent-style-name="Text_20_body" style:list-style-name="L3">
      <style:paragraph-properties fo:margin-top="0in" fo:margin-bottom="0in" style:contextual-spacing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ext_20_body">
      <style:paragraph-properties fo:margin-left="0.5209in" fo:margin-right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Text_20_body" style:list-style-name="L2">
      <style:paragraph-properties fo:margin-left="0.5209in" fo:margin-right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Heading_20_2">
      <style:text-properties fo:font-variant="normal" fo:text-transform="none" fo:color="#007fff" style:font-name="Times New Roman1" fo:letter-spacing="normal" fo:font-style="normal"/>
    </style:style>
    <style:style style:name="P10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7fff" style:font-name="Times New Roman1" fo:letter-spacing="normal" fo:font-style="normal"/>
    </style:style>
    <style:style style:name="P11" style:family="paragraph" style:parent-style-name="Heading_20_3">
      <style:paragraph-properties fo:margin-left="0.2602in" fo:margin-right="0in" fo:text-indent="0in" style:auto-text-indent="false"/>
      <style:text-properties fo:font-variant="normal" fo:text-transform="none" fo:color="#007fff" style:font-name="Times New Roman1" fo:letter-spacing="normal" fo:font-style="normal"/>
    </style:style>
    <style:style style:name="T1" style:family="text">
      <style:text-properties fo:color="#ffff00"/>
    </style:style>
    <style:style style:name="T2" style:family="text">
      <style:text-properties fo:color="#00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0. Introduction</text:h>
      <text:p text:style-name="P4">For some reason I thought to convert code39 barcode to QRcode in a web system. However, specifications of barcode were on Internet, we could get no specification of QRcode in 2000. (Now we can see a Japanese specification for QRcode in JISC.) So I think it is useful "how to encode QRcode" for following implementers ,and I wrote this document. <text:line-break/><text:line-break/>QRcode is developed by DENSO Corporation. It is standardized by JIS and ISO.<text:line-break/>This document is based on JIS X 0510(1999).<text:line-break/>If you want to know more detail,you should see theses standards.</text:p>
      <text:h text:style-name="P10" text:outline-level="2">1. What is QRcode?</text:h>
      <text:p text:style-name="P4">QRcode is two dimensional code which is categorized in matrix code.<text:line-break/>Sample image of QRcode is below.<text:line-break/><draw:frame draw:style-name="fr1" draw:name="graphics1" text:anchor-type="as-char" svg:width="1.302in" svg:height="1.302in" draw:z-index="0"><draw:image xlink:href="http://www.swetake.com/qrcode/images/qr1.png" xlink:type="simple" xlink:show="embed" xlink:actuate="onLoad"/><svg:title>sample image for QRcode</svg:title></draw:frame> <text:line-break/><text:line-break/>Features of QRcode are</text:p>
      <text:list xml:id="list2921156920503612074" text:style-name="L1">
        <text:list-item>
          <text:p text:style-name="P5">High-speed reading(QR is derived from "Quick Response")</text:p>
        </text:list-item>
        <text:list-item>
          <text:p text:style-name="P5">High capacity and high density</text:p>
        </text:list-item>
        <text:list-item>
          <text:p text:style-name="P5">Error correcting</text:p>
        </text:list-item>
        <text:list-item>
          <text:p text:style-name="P1">Structured Append</text:p>
        </text:list-item>
      </text:list>
      <text:h text:style-name="P11" text:outline-level="3">1.1 Model of QRcode</text:h>
      <text:p text:style-name="P7">QRcode model1:Original model.<text:line-break/>QRcode model2:Extended model.<text:line-break/><text:line-break/>In recently model2 is generally used . And this document is described only QRcode model2.</text:p>
      <text:h text:style-name="P11" text:outline-level="3">1.2 Characters which can be encoded in QRcode.(encode mode)</text:h>
      <text:list xml:id="list7575339330075732004" text:style-name="L2">
        <text:list-item>
          <text:p text:style-name="P8">numeric(0-9)<text:line-break/>3 characters are encoded to 10bit length.<text:line-break/>In theory, 7089 characters or less can be stored in a QRcode. </text:p>
        </text:list-item>
        <text:list-item>
          <text:p text:style-name="P2"><text:soft-page-break/>alphanumeric(0-9A-Z $%*+-./:)45characters<text:line-break/>2 characters are encoded to 11bit length.<text:line-break/>In theory, 4296 characters or less can be stored in a QRcode. </text:p>
        </text:list-item>
        <text:list-item>
          <text:p text:style-name="P2">8bit byte data<text:line-break/>In theory, 2953 characters or less can be stored in a QRcode.</text:p>
        </text:list-item>
        <text:list-item>
          <text:p text:style-name="P2">KANJI<text:line-break/>A KANJI character(this is multi byte character) is encoded to 13bit length.<text:line-break/>In theory, 1817 characters or less can be stored in a QRcode.</text:p>
        </text:list-item>
      </text:list>
      <text:h text:style-name="P11" text:outline-level="3">1.3 Error correcting in QRcode.</text:h>
      <text:p text:style-name="P7">QRcode has a function of an error correcting for miss reading that white is black.<text:line-break/>Error correcting is defined in 4 level as below.</text:p>
      <text:list xml:id="list1445482531987271364" text:style-name="L3">
        <text:list-item>
          <text:p text:style-name="P6">level L : About 7% or less errors can be corrected.</text:p>
        </text:list-item>
        <text:list-item>
          <text:p text:style-name="P6">level M : About 15% or less errors can be corrected.</text:p>
        </text:list-item>
        <text:list-item>
          <text:p text:style-name="P6">level Q : About 25% or less errors can be corrected.</text:p>
        </text:list-item>
        <text:list-item>
          <text:p text:style-name="P3">level H : About 30% or less errors can be corrected.</text:p>
        </text:list-item>
      </text:list>
      <text:h text:style-name="P11" text:outline-level="3">1.4 Version in QRcode.</text:h>
      <text:p text:style-name="P7">Size of QRcode is defined as version.<text:line-break/>Version is from 1 to 40.<text:line-break/>Version 1 is 21*21 matrix. And 4 modules increases whenever 1 version increases. <text:line-break/>So version 40 is 177*177 matrix.</text:p>
      <text:h text:style-name="P11" text:outline-level="3">1.5 Structure of QRcode symbol.</text:h>
      <text:p text:style-name="P7">The below figure is a structure of QRcode model2 version 1. In the below figure,white or black parts are fixed in specification. They are "finder pattern" and "timing pattern".<text:line-break/>"Finder pattern" is used to help detection a position of QRcode in decoder application.<text:line-break/>"Timing pattern" is used to help determine a symbol's coordinate in decoder application.<text:line-break/><text:line-break/>In yellow color parts,encoded data (including error correct code) are stored.<text:line-break/>And in cyan color parts,information of error correcting level and mask pattern(described later) are stored.This is called format information<text:line-break/><text:line-break/><text:soft-page-break/><draw:frame draw:style-name="fr1" draw:name="graphics2" text:anchor-type="as-char" svg:width="5.8335in" svg:height="3.948in" draw:z-index="1"><draw:image xlink:href="http://www.swetake.com/qrcode/images/qr3-2.png" xlink:type="simple" xlink:show="embed" xlink:actuate="onLoad"/><svg:title>figure of qrcode structure</svg:title></draw:frame><text:line-break/><text:line-break/><text:span text:style-name="T1">■</text:span>encoded data (including error correct code)<text:line-break/><text:span text:style-name="T2">■</text:span>format information<text:line-break/><text:line-break/>In addition, version2 or higher has "alignment pattern" which is used to correct skewness in decoder application.<text:line-break/>And version 7 or higher has "version information" which has information of version itself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ike </meta:initial-creator>
    <meta:creation-date>2014-02-17T12:23:11.590027620</meta:creation-date>
    <dc:date>2014-02-17T12:23:46.882488469</dc:date>
    <dc:creator>Spike </dc:creator>
    <meta:editing-duration>P0D</meta:editing-duration>
    <meta:editing-cycles>1</meta:editing-cycles>
    <meta:document-statistic meta:table-count="0" meta:image-count="2" meta:object-count="0" meta:page-count="3" meta:paragraph-count="25" meta:word-count="501" meta:character-count="2977" meta:non-whitespace-character-count="2499"/>
    <meta:generator>LibreOffice/4.1.3.2$Linux_X86_64 LibreOffice_project/410m0$Build-2</meta:generator>
  </office:meta>
</office:document-meta>
</file>